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background-color="#00FF00"/>
    </style:style>
    <style:style style:name="P2" style:parent-style-name="Standard" style:family="paragraph">
      <style:text-properties fo:background-color="#00FF00"/>
    </style:style>
    <style:style style:name="P3" style:parent-style-name="Standard" style:family="paragraph">
      <style:text-properties fo:background-color="#00FF00"/>
    </style:style>
    <style:style style:name="P4" style:parent-style-name="Standard" style:family="paragraph">
      <style:text-properties fo:background-color="#00FF00"/>
    </style:style>
    <style:style style:name="P5" style:parent-style-name="Standard" style:family="paragraph">
      <style:text-properties fo:background-color="#00FF00"/>
    </style:style>
    <style:style style:name="P6" style:parent-style-name="Standard" style:family="paragraph">
      <style:text-properties fo:background-color="#00FF00"/>
    </style:style>
    <style:style style:name="P7" style:parent-style-name="Standard" style:family="paragraph">
      <style:text-properties fo:background-color="#00FF00"/>
    </style:style>
    <style:style style:name="P8" style:parent-style-name="Standard" style:family="paragraph">
      <style:text-properties fo:background-color="#00FF00"/>
    </style:style>
    <style:style style:name="P9" style:parent-style-name="Standard" style:family="paragraph">
      <style:text-properties fo:background-color="#00FF00"/>
    </style:style>
    <style:style style:name="P10" style:parent-style-name="Standard" style:family="paragraph">
      <style:text-properties fo:background-color="#00FF00"/>
    </style:style>
    <style:style style:name="P11" style:parent-style-name="Standard" style:family="paragraph">
      <style:text-properties fo:background-color="#00FF00"/>
    </style:style>
    <style:style style:name="P12" style:parent-style-name="Standard" style:family="paragraph">
      <style:text-properties fo:background-color="#00FF00"/>
    </style:style>
    <style:style style:name="P13" style:parent-style-name="Standard" style:family="paragraph">
      <style:text-properties fo:background-color="#00FF00"/>
    </style:style>
    <style:style style:name="P14" style:parent-style-name="Standard" style:family="paragraph">
      <style:text-properties fo:background-color="#00FF00"/>
    </style:style>
    <style:style style:name="P15" style:parent-style-name="Standard" style:family="paragraph">
      <style:text-properties fo:background-color="#00FF00"/>
    </style:style>
    <style:style style:name="P16" style:parent-style-name="Standard" style:family="paragraph">
      <style:text-properties fo:background-color="#00FF00"/>
    </style:style>
    <style:style style:name="T17" style:parent-style-name="Absatz-Standardschriftart" style:family="text">
      <style:text-properties fo:background-color="#00FF00"/>
    </style:style>
    <style:style style:name="T18" style:parent-style-name="Absatz-Standardschriftart" style:family="text">
      <style:text-properties fo:background-color="#00FF00"/>
    </style:style>
    <style:style style:name="T19" style:parent-style-name="Absatz-Standardschriftart" style:family="text">
      <style:text-properties fo:background-color="#00FF00"/>
    </style:style>
    <style:style style:name="P20" style:parent-style-name="Standard" style:family="paragraph">
      <style:text-properties fo:background-color="#00FF00"/>
    </style:style>
    <style:style style:name="P21" style:parent-style-name="Standard" style:family="paragraph">
      <style:text-properties fo:background-color="#00FF00"/>
    </style:style>
    <style:style style:name="T22" style:parent-style-name="Absatz-Standardschriftart" style:family="text">
      <style:text-properties fo:background-color="#00FF00"/>
    </style:style>
  </office:automatic-styles>
  <office:body>
    <office:text text:use-soft-page-breaks="true">
      <text:p text:style-name="P1">INSERT INTO betweenauthormedia<text:s/></text:p>
      <text:p text:style-name="P2">VALUES<text:s/></text:p>
      <text:p text:style-name="P3">(1, 2, 1 ),</text:p>
      <text:p text:style-name="P4">(2, 1, 2 ),</text:p>
      <text:p text:style-name="P5">(3, 2, 3 )</text:p>
      <text:p text:style-name="P6">;</text:p>
      <text:p text:style-name="P7"/>
      <text:p text:style-name="P8">INSERT INTO authors VALUES (1,"Roland","Kaiser", "romance"),(2,"Peter","Cornelius", "rap"),</text:p>
      <text:p text:style-name="P9">(3,"Max","Mustermann", "comedy");</text:p>
      <text:p text:style-name="P10"/>
      <text:p text:style-name="P11">________________________________________________________________________________</text:p>
      <text:p text:style-name="P12"/>
      <text:p text:style-name="P13">INSERT INTO media VALUES (1,"Laleou","an awesome book", "BOOK", "2019-01-01", "available",1), (2,"Nepumuk","best book brother", "BOOK", "2019-07-01", "reserved",3)</text:p>
      <text:p text:style-name="P14">_________________________________________________________________________________</text:p>
      <text:p text:style-name="P15">INSERT INTO publishers VALUES (2,'Best publisher', 'best road', 4450,'Linz','small'),</text:p>
      <text:p text:style-name="P16">(3,'Roughhouse', 'rough plaza', 3750,'Mallorca','big');</text:p>
      <text:p text:style-name="Standard">______________________________________________________________________________</text:p>
      <text:p text:style-name="Standard"><text:span text:style-name="T17">CREATE TABLE IF NOT EXISTS `publishers` ( `publisher_ID` BIGINT NOT NULL AUTO_INCREMENT, `name` varchar(20) NOT NULL, `adress` varchar(20) NOT NULL, `zip` MEDIUMINT NOT NULL, `city` varchar(20) NOT NULL, `size` ENUM('big','medium','small'), PRIMARY KEY (`publisher_ID`) ) ENGINE=InnoDB DEFAULT CHARSET=utf8 AUTO_INCREMENT= 1</text:span></text:p>
      <text:p text:style-name="Standard">_________________________________________________________________________________</text:p>
      <text:p text:style-name="Standard"><text:span text:style-name="T18">CREATE TABLE IF NOT EXISTS `authors` ( `author_ID` BIGINT NOT NULL AUTO_INCREMENT, `name` varchar(20) NOT NULL, `surname` varchar(20) NOT NULL, `subject` varchar(20) NOT NULL, PRIMARY KEY (`author_ID`) ) ENGINE=InnoDB DEFAULT CHARSET=utf8 AUTO_INCREMENT= 1</text:span>_</text:p>
      <text:p text:style-name="Standard">______________________________________________________________________________</text:p>
      <text:p text:style-name="Standard"/>
      <text:p text:style-name="Standard"><text:span text:style-name="T19">CREATE TABLE IF NOT EXISTS `media` ( `ISBN` BIGINT NOT NULL, `title` varchar(20) NOT NULL, `description` varchar(60), `type` ENUM('DVD','CD','BOOK'), `publish_date` DATE, `availability`ENUM('available','reserved'), `FK_publisher_ID` BIGINT NOT NULL, FOREIGN KEY(`FK_publisher_ID`) REFERENCES publishers(publisher_ID), PRIMARY KEY (`ISBN`) ) ENGINE=InnoDB DEFAULT CHARSET=utf8;</text:span></text:p>
      <text:p text:style-name="Standard">_________________________________________________________________________</text:p>
      <text:p text:style-name="P20">CREATE TABLE IF NOT EXISTS `betweenAuthorMedia` (<text:s/></text:p>
      <text:soft-page-break/>
      <text:p text:style-name="P21">`ISBN` BIGINT NOT NULL,<text:s/></text:p>
      <text:p text:style-name="Standard"><text:span text:style-name="T22">`title` varchar(20) NOT NULL, `description` varchar(60), `type` ENUM('DVD','CD','BOOK'), `publish_date` DATE, `availability`ENUM('available','reserved'), `FK_publisher_ID` BIGINT NOT NULL, FOREIGN KEY(`FK_publisher_ID`) REFERENCES publishers(publisher_ID), PRIMARY KEY (`ISBN`) ) ENGINE=InnoDB DEFAULT CHARSET=utf8;</text:span></text:p>
      <text:p text:style-name="Standard">__________________________________________________________________________________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Andiel</meta:initial-creator>
    <dc:creator>Fabian Andiel</dc:creator>
    <meta:creation-date>2019-07-12T11:55:00Z</meta:creation-date>
    <dc:date>2019-07-12T14:09:00Z</dc:date>
    <meta:template xlink:href="Normal.dotm" xlink:type="simple"/>
    <meta:editing-cycles>9</meta:editing-cycles>
    <meta:editing-duration>PT0S</meta:editing-duration>
    <meta:document-statistic meta:page-count="2" meta:paragraph-count="4" meta:word-count="332" meta:character-count="2423" meta:row-count="17" meta:non-whitespace-character-count="2095"/>
  </office:meta>
</office:document-meta>
</file>